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0625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5.187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875in" table:align="left"/>
    </style:style>
    <style:style style:name="Table2.A" style:family="table-column">
      <style:table-column-properties style:column-width="0.4375in"/>
    </style:style>
    <style:style style:name="Table2.B" style:family="table-column">
      <style:table-column-properties style:column-width="4.75in"/>
    </style:style>
    <style:style style:name="Table2.C" style:family="table-column">
      <style:table-column-properties style:column-width="0.875in"/>
    </style:style>
    <style:style style:name="Table2.D" style:family="table-column">
      <style:table-column-properties style:column-width="0.62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875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4.775in"/>
    </style:style>
    <style:style style:name="Table3.C" style:family="table-column">
      <style:table-column-properties style:column-width="0.8611in"/>
    </style:style>
    <style:style style:name="Table3.D" style:family="table-column">
      <style:table-column-properties style:column-width="0.613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6875in" table:align="left"/>
    </style:style>
    <style:style style:name="Table4.A" style:family="table-column">
      <style:table-column-properties style:column-width="0.4375in"/>
    </style:style>
    <style:style style:name="Table4.B" style:family="table-column">
      <style:table-column-properties style:column-width="4.75in"/>
    </style:style>
    <style:style style:name="Table4.C" style:family="table-column">
      <style:table-column-properties style:column-width="0.875in"/>
    </style:style>
    <style:style style:name="Table4.D" style:family="table-column">
      <style:table-column-properties style:column-width="0.625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6931in" table:align="left"/>
    </style:style>
    <style:style style:name="Table5.A" style:family="table-column">
      <style:table-column-properties style:column-width="0.4375in"/>
    </style:style>
    <style:style style:name="Table5.B" style:family="table-column">
      <style:table-column-properties style:column-width="5.0729in"/>
    </style:style>
    <style:style style:name="Table5.C" style:family="table-column">
      <style:table-column-properties style:column-width="0.7in"/>
    </style:style>
    <style:style style:name="Table5.D" style:family="table-column">
      <style:table-column-properties style:column-width="0.4826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6931in" table:align="left"/>
    </style:style>
    <style:style style:name="Table6.A" style:family="table-column">
      <style:table-column-properties style:column-width="0.4375in"/>
    </style:style>
    <style:style style:name="Table6.B" style:family="table-column">
      <style:table-column-properties style:column-width="5.0625in"/>
    </style:style>
    <style:style style:name="Table6.C" style:family="table-column">
      <style:table-column-properties style:column-width="0.75in"/>
    </style:style>
    <style:style style:name="Table6.D" style:family="table-column">
      <style:table-column-properties style:column-width="0.4431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6931in" table:align="left"/>
    </style:style>
    <style:style style:name="Table7.A" style:family="table-column">
      <style:table-column-properties style:column-width="0.4375in"/>
    </style:style>
    <style:style style:name="Table7.B" style:family="table-column">
      <style:table-column-properties style:column-width="5.0625in"/>
    </style:style>
    <style:style style:name="Table7.C" style:family="table-column">
      <style:table-column-properties style:column-width="0.75in"/>
    </style:style>
    <style:style style:name="Table7.D" style:family="table-column">
      <style:table-column-properties style:column-width="0.4431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6.6931in" table:align="left"/>
    </style:style>
    <style:style style:name="Table8.A" style:family="table-column">
      <style:table-column-properties style:column-width="0.4375in"/>
    </style:style>
    <style:style style:name="Table8.B" style:family="table-column">
      <style:table-column-properties style:column-width="5.0625in"/>
    </style:style>
    <style:style style:name="Table8.C" style:family="table-column">
      <style:table-column-properties style:column-width="0.75in"/>
    </style:style>
    <style:style style:name="Table8.D" style:family="table-column">
      <style:table-column-properties style:column-width="0.4431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6.6875in" table:align="left"/>
    </style:style>
    <style:style style:name="Table9.A" style:family="table-column">
      <style:table-column-properties style:column-width="0.75in"/>
    </style:style>
    <style:style style:name="Table9.B" style:family="table-column">
      <style:table-column-properties style:column-width="5.5625in"/>
    </style:style>
    <style:style style:name="Table9.C" style:family="table-column">
      <style:table-column-properties style:column-width="0.375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6.6931in" table:align="left"/>
    </style:style>
    <style:style style:name="Table10.A" style:family="table-column">
      <style:table-column-properties style:column-width="0.75in"/>
    </style:style>
    <style:style style:name="Table10.B" style:family="table-column">
      <style:table-column-properties style:column-width="5.5625in"/>
    </style:style>
    <style:style style:name="Table10.C" style:family="table-column">
      <style:table-column-properties style:column-width="0.3806in"/>
    </style:style>
    <style:style style:name="Table10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officeooo:paragraph-rsid="001ee337"/>
    </style:style>
    <style:style style:name="P2" style:family="paragraph" style:parent-style-name="Heading_20_2">
      <style:text-properties officeooo:paragraph-rsid="002955d2"/>
    </style:style>
    <style:style style:name="P3" style:family="paragraph" style:parent-style-name="Heading_20_2">
      <style:text-properties officeooo:paragraph-rsid="0029e2df"/>
    </style:style>
    <style:style style:name="P4" style:family="paragraph" style:parent-style-name="Text_20_body">
      <style:text-properties officeooo:paragraph-rsid="0029e2df"/>
    </style:style>
    <style:style style:name="P5" style:family="paragraph" style:parent-style-name="Heading_20_2">
      <style:text-properties officeooo:paragraph-rsid="002ad402"/>
    </style:style>
    <style:style style:name="P6" style:family="paragraph" style:parent-style-name="Horizontal_20_Line">
      <style:text-properties officeooo:paragraph-rsid="001e7564"/>
    </style:style>
    <style:style style:name="P7" style:family="paragraph" style:parent-style-name="Standard">
      <style:text-properties officeooo:paragraph-rsid="001e7564"/>
    </style:style>
    <style:style style:name="P8" style:family="paragraph" style:parent-style-name="Standard">
      <style:paragraph-properties fo:margin-top="0in" fo:margin-bottom="0in" style:contextual-spacing="false"/>
      <style:text-properties fo:color="#000000" loext:opacity="100%" officeooo:paragraph-rsid="001e7564"/>
    </style:style>
    <style:style style:name="P9" style:family="paragraph" style:parent-style-name="Text_20_body">
      <style:paragraph-properties fo:margin-top="0in" fo:margin-bottom="0in" style:contextual-spacing="false"/>
      <style:text-properties fo:color="#000000" loext:opacity="100%"/>
    </style:style>
    <style:style style:name="P10" style:family="paragraph" style:parent-style-name="Text_20_body">
      <style:text-properties fo:color="#000000" loext:opacity="100%"/>
    </style:style>
    <style:style style:name="P11" style:family="paragraph" style:parent-style-name="Table_20_Contents">
      <style:text-properties fo:font-size="2pt" style:font-size-asian="2pt" style:font-size-complex="2pt"/>
    </style:style>
    <style:style style:name="P12" style:family="paragraph" style:parent-style-name="Table_20_Contents">
      <style:text-properties fo:language="bg" fo:country="BG"/>
    </style:style>
    <style:style style:name="P13" style:family="paragraph" style:parent-style-name="Table_20_Contents">
      <style:text-properties fo:language="bg" fo:country="BG" officeooo:paragraph-rsid="00245259"/>
    </style:style>
    <style:style style:name="P14" style:family="paragraph" style:parent-style-name="Text_20_body">
      <style:text-properties fo:language="bg" fo:country="BG"/>
    </style:style>
    <style:style style:name="P15" style:family="paragraph" style:parent-style-name="Table_20_Contents">
      <style:text-properties officeooo:rsid="0023071d" officeooo:paragraph-rsid="0023071d"/>
    </style:style>
    <style:style style:name="P16" style:family="paragraph" style:parent-style-name="Table_20_Contents">
      <style:text-properties officeooo:rsid="00245259" officeooo:paragraph-rsid="00245259"/>
    </style:style>
    <style:style style:name="P17" style:family="paragraph" style:parent-style-name="Table_20_Contents">
      <style:text-properties officeooo:paragraph-rsid="0026888e"/>
    </style:style>
    <style:style style:name="P18" style:family="paragraph" style:parent-style-name="Table_20_Heading">
      <style:text-properties officeooo:rsid="001ee337" officeooo:paragraph-rsid="001ee337"/>
    </style:style>
    <style:style style:name="P19" style:family="paragraph" style:parent-style-name="Table_20_Heading">
      <style:text-properties officeooo:rsid="0025d99f" officeooo:paragraph-rsid="0025d99f"/>
    </style:style>
    <style:style style:name="P20" style:family="paragraph" style:parent-style-name="Table_20_Heading">
      <style:text-properties officeooo:rsid="00273b9d" officeooo:paragraph-rsid="00273b9d"/>
    </style:style>
    <style:style style:name="P21" style:family="paragraph" style:parent-style-name="Text_20_body">
      <style:paragraph-properties fo:margin-top="0in" fo:margin-bottom="0in" style:contextual-spacing="false"/>
    </style:style>
    <style:style style:name="P22" style:family="paragraph" style:parent-style-name="Text_20_body">
      <style:text-properties officeooo:paragraph-rsid="00273b9d"/>
    </style:style>
    <style:style style:name="P23" style:family="paragraph" style:parent-style-name="Text_20_body">
      <style:text-properties fo:color="#069a2e" loext:opacity="100%" officeooo:paragraph-rsid="0029e2df"/>
    </style:style>
    <style:style style:name="P24" style:family="paragraph" style:parent-style-name="Heading_20_2">
      <style:text-properties officeooo:paragraph-rsid="002b6099"/>
    </style:style>
    <style:style style:name="P25" style:family="paragraph" style:parent-style-name="Text_20_body">
      <style:text-properties fo:language="bg" fo:country="BG"/>
    </style:style>
    <style:style style:name="P26" style:family="paragraph" style:parent-style-name="Text_20_body">
      <style:paragraph-properties fo:margin-top="0in" fo:margin-bottom="0in" style:contextual-spacing="false"/>
      <style:text-properties fo:language="bg" fo:country="BG"/>
    </style:style>
    <style:style style:name="P27" style:family="paragraph" style:parent-style-name="Text_20_body">
      <style:paragraph-properties fo:margin-top="0.1189in" fo:margin-bottom="0.2161in" style:contextual-spacing="false"/>
      <style:text-properties fo:color="#000000" loext:opacity="100%"/>
    </style:style>
    <style:style style:name="P28" style:family="paragraph" style:parent-style-name="Text_20_body">
      <style:text-properties officeooo:paragraph-rsid="002b6099"/>
    </style:style>
    <style:style style:name="P29" style:family="paragraph" style:parent-style-name="Text_20_body">
      <style:text-properties officeooo:paragraph-rsid="002bb607"/>
    </style:style>
    <style:style style:name="P30" style:family="paragraph" style:parent-style-name="Text_20_body">
      <style:text-properties fo:color="#127622" loext:opacity="100%" fo:language="bg" fo:country="BG" officeooo:paragraph-rsid="002d8e3e"/>
    </style:style>
    <style:style style:name="P31" style:family="paragraph" style:parent-style-name="Text_20_body">
      <style:text-properties officeooo:paragraph-rsid="002d8e3e"/>
    </style:style>
    <style:style style:name="P32" style:family="paragraph" style:parent-style-name="Text_20_body">
      <style:paragraph-properties fo:margin-top="0in" fo:margin-bottom="0in" style:contextual-spacing="false"/>
      <style:text-properties officeooo:paragraph-rsid="002d8e3e"/>
    </style:style>
    <style:style style:name="T1" style:family="text">
      <style:text-properties fo:color="#0000cd" loext:opacity="100%"/>
    </style:style>
    <style:style style:name="T2" style:family="text">
      <style:text-properties fo:color="#a52a2a" loext:opacity="100%"/>
    </style:style>
    <style:style style:name="T3" style:family="text">
      <style:text-properties fo:color="#ff0000" loext:opacity="100%"/>
    </style:style>
    <style:style style:name="T4" style:family="text">
      <style:text-properties fo:color="#008000" loext:opacity="100%"/>
    </style:style>
    <style:style style:name="T5" style:family="text">
      <style:text-properties fo:color="#008000" loext:opacity="100%" fo:language="bg" fo:country="BG"/>
    </style:style>
    <style:style style:name="T6" style:family="text">
      <style:text-properties fo:color="#008000" loext:opacity="100%" fo:language="bg" fo:country="BG" officeooo:rsid="002bb607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officeooo:rsid="002b6099"/>
    </style:style>
    <style:style style:name="T9" style:family="text">
      <style:text-properties fo:color="#000000" loext:opacity="100%" fo:language="bg" fo:country="BG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8pt" fo:font-weight="bold" officeooo:rsid="0021155b" style:font-size-asian="18pt" style:font-weight-asian="bold" style:font-size-complex="18pt" style:font-weight-complex="bold"/>
    </style:style>
    <style:style style:name="T12" style:family="text">
      <style:text-properties fo:language="bg" fo:country="BG"/>
    </style:style>
    <style:style style:name="T13" style:family="text">
      <style:text-properties fo:language="bg" fo:country="BG" officeooo:rsid="001ee337"/>
    </style:style>
    <style:style style:name="T14" style:family="text">
      <style:text-properties fo:language="bg" fo:country="BG" officeooo:rsid="0026888e"/>
    </style:style>
    <style:style style:name="T15" style:family="text">
      <style:text-properties fo:language="bg" fo:country="BG" officeooo:rsid="00273b9d"/>
    </style:style>
    <style:style style:name="T16" style:family="text">
      <style:text-properties fo:language="bg" fo:country="BG" officeooo:rsid="0027ec2a"/>
    </style:style>
    <style:style style:name="T17" style:family="text">
      <style:text-properties fo:language="bg" fo:country="BG" officeooo:rsid="002ad402"/>
    </style:style>
    <style:style style:name="T18" style:family="text">
      <style:text-properties fo:language="bg" fo:country="BG" officeooo:rsid="002bb607"/>
    </style:style>
    <style:style style:name="T19" style:family="text">
      <style:text-properties officeooo:rsid="001ee337"/>
    </style:style>
    <style:style style:name="T20" style:family="text">
      <style:text-properties style:font-name="Liberation Mono"/>
    </style:style>
    <style:style style:name="T21" style:family="text">
      <style:text-properties style:font-name="Liberation Mono" fo:language="bg" fo:country="BG"/>
    </style:style>
    <style:style style:name="T22" style:family="text">
      <style:text-properties officeooo:rsid="0020c9a2"/>
    </style:style>
    <style:style style:name="T23" style:family="text">
      <style:text-properties officeooo:rsid="0023071d"/>
    </style:style>
    <style:style style:name="T24" style:family="text">
      <style:text-properties officeooo:rsid="00245259"/>
    </style:style>
    <style:style style:name="T25" style:family="text">
      <style:text-properties officeooo:rsid="0025d99f"/>
    </style:style>
    <style:style style:name="T26" style:family="text">
      <style:text-properties style:font-name="Liberation Serif" fo:language="bg" fo:country="BG"/>
    </style:style>
    <style:style style:name="T27" style:family="text">
      <style:text-properties style:font-name="Liberation Serif" fo:language="bg" fo:country="BG" officeooo:rsid="0027ec2a"/>
    </style:style>
    <style:style style:name="T28" style:family="text">
      <style:text-properties officeooo:rsid="0027ec2a"/>
    </style:style>
    <style:style style:name="T29" style:family="text">
      <style:text-properties officeooo:rsid="002955d2"/>
    </style:style>
    <style:style style:name="T30" style:family="text">
      <style:text-properties officeooo:rsid="0029e2df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officeooo:rsid="002ad402"/>
    </style:style>
    <style:style style:name="T33" style:family="text">
      <style:text-properties fo:color="#069a2e" loext:opacity="100%"/>
    </style:style>
    <style:style style:name="T34" style:family="text">
      <style:text-properties fo:color="#069a2e" loext:opacity="100%" officeooo:rsid="002ad402"/>
    </style:style>
    <style:style style:name="T35" style:family="text">
      <style:text-properties officeooo:rsid="002b6099"/>
    </style:style>
    <style:style style:name="T36" style:family="text">
      <style:text-properties style:font-name="Liberation Mono"/>
    </style:style>
    <style:style style:name="T37" style:family="text">
      <style:text-properties style:font-name="Liberation Serif"/>
    </style:style>
    <style:style style:name="T38" style:family="text">
      <style:text-properties style:font-name="Liberation Serif"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color="#c9211e" loext:opacity="100%"/>
    </style:style>
    <style:style style:name="T41" style:family="text">
      <style:text-properties fo:color="#c9211e" loext:opacity="100%" style:font-name="Liberation Serif" fo:font-weight="bold" style:font-weight-asian="bold" style:font-weight-complex="bold"/>
    </style:style>
    <style:style style:name="T42" style:family="text">
      <style:text-properties fo:color="#c9211e" loext:opacity="100%" fo:font-weight="bold" style:font-weight-asian="bold" style:font-weight-complex="bold"/>
    </style:style>
    <style:style style:name="T43" style:family="text">
      <style:text-properties fo:color="#127622" loext:opacity="100%"/>
    </style:style>
    <style:style style:name="T44" style:family="text">
      <style:text-properties fo:color="#127622" loext:opacity="100%" fo:language="bg" fo:country="BG"/>
    </style:style>
    <style:style style:name="T45" style:family="text">
      <style:text-properties fo:color="#127622" loext:opacity="100%" fo:language="bg" fo:country="BG" officeooo:rsid="002bb607"/>
    </style:style>
    <style:style style:name="T46" style:family="text">
      <style:text-properties fo:color="#127622" loext:opacity="100%" fo:language="bg" fo:country="BG" officeooo:rsid="002d8e3e"/>
    </style:style>
    <style:style style:name="T47" style:family="text">
      <style:text-properties officeooo:rsid="002bb607"/>
    </style:style>
    <style:style style:name="T48" style:family="text">
      <style:text-properties officeooo:rsid="002d8e3e"/>
    </style:style>
    <style:style style:name="T49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gEx</text:h>
      <text:p text:style-name="Horizontal_20_Line"/>
      <text:p text:style-name="Text_20_body">RegEx <text:span text:style-name="T19">или</text:span> Regular Expression<text:span text:style-name="T19"> (</text:span><text:span text:style-name="T12">регулярен</text:span><text:span text:style-name="T13">)</text:span><text:span text:style-name="T12"> израз е поредица от знаци, която формира модел за търсене.</text:span></text:p>
      <text:p text:style-name="P14">RegEx може да се използва за проверка дали даден низ съдържа посочения модел за търсене.</text:p>
      <text:p text:style-name="Horizontal_20_Line"/>
      <text:h text:style-name="P1" text:outline-level="2">RegEx Module<text:span text:style-name="T19"> - RegEx модул</text:span></text:h>
      <text:p text:style-name="P14">Python има вграден пакет, наречен <text:span text:style-name="T20">re</text:span>, който може да се използва за работа с регулярни изрази.</text:p>
      <text:p text:style-name="Text_20_body"><text:span text:style-name="T19">Импортиране на модул</text:span> <text:span text:style-name="Source_20_Text">re</text:span>:</text:p>
      <text:p text:style-name="P9"><text:span text:style-name="T1">import</text:span> re </text:p>
      <text:p text:style-name="Horizontal_20_Line"/>
      <text:h text:style-name="Heading_20_2" text:outline-level="2">RegEx in Python</text:h>
      <text:p text:style-name="P14">Когато сте импортирали модула <text:span text:style-name="T20">re</text:span>, можете да започнете да използвате регулярни изрази:</text:p>
      <text:h text:style-name="Heading_20_3" text:outline-level="3">Example</text:h>
      <text:p text:style-name="P14">Потърсете в низа, за да видите дали започва с „The“ и завършва с „Spain“:</text:p>
      <text:p text:style-name="P9"><text:span text:style-name="T1">import</text:span> re<text:line-break/><text:line-break/>txt = <text:span text:style-name="T2">"The rain in Spain"</text:span><text:line-break/>x = re.search(<text:span text:style-name="T2">"^The.*Spain$"</text:span>, txt) </text:p>
      <text:p text:style-name="Horizontal_20_Line"/>
      <text:h text:style-name="Heading_20_2" text:outline-level="2">RegEx Functions</text:h>
      <text:p text:style-name="P14">Модулът <text:span text:style-name="T20">re</text:span> предлага набор от функции, които ни позволяват да търсим низ за съвпадение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Функция</text:p>
          </table:table-cell>
          <table:table-cell table:style-name="Table1.A1" office:value-type="string">
            <text:p text:style-name="P18">Описание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python/python_regex.asp#findall" text:style-name="Internet_20_link" text:visited-style-name="Visited_20_Internet_20_Link">findall</text:a></text:p>
          </table:table-cell>
          <table:table-cell table:style-name="Table1.A1" office:value-type="string">
            <text:p text:style-name="P12">Връща списък, съдържащ всички съвпадения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python/python_regex.asp#search" text:style-name="Internet_20_link" text:visited-style-name="Visited_20_Internet_20_Link">search</text:a></text:p>
          </table:table-cell>
          <table:table-cell table:style-name="Table1.A1" office:value-type="string">
            <text:p text:style-name="Table_20_Contents"><text:span text:style-name="T22">Връща</text:span> <text:a xlink:type="simple" xlink:href="https://www.w3schools.com/python/python_regex.asp#matchobject" text:style-name="Internet_20_link" text:visited-style-name="Visited_20_Internet_20_Link">Match object</text:a> <text:span text:style-name="T12">ако има съвпадение някъде в низа</text:span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python/python_regex.asp#split" text:style-name="Internet_20_link" text:visited-style-name="Visited_20_Internet_20_Link">split</text:a></text:p>
          </table:table-cell>
          <table:table-cell table:style-name="Table1.A1" office:value-type="string">
            <text:p text:style-name="Table_20_Contents"><text:span text:style-name="T12">Връща списък, където низът е бил разделен при всяко съвпадение</text:span> 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python/python_regex.asp#sub" text:style-name="Internet_20_link" text:visited-style-name="Visited_20_Internet_20_Link">sub</text:a></text:p>
          </table:table-cell>
          <table:table-cell table:style-name="Table1.A1" office:value-type="string">
            <text:p text:style-name="P12">Заменя едно или много съвпадения с низ</text:p>
          </table:table-cell>
        </table:table-row>
      </table:table>
      <text:p text:style-name="P8"/>
      <text:p text:style-name="P6"/>
      <text:p text:style-name="P7"><text:span text:style-name="T10">Metacharacters</text:span><text:span text:style-name="T11"> - метасимволи</text:span><text:span text:style-name="T10"><text:line-break/></text:span></text:p>
      <text:p text:style-name="P14">Метасимволите са знаци със специално значение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>
          <table:table-cell table:style-name="Table2.A1" office:value-type="string">
            <text:p text:style-name="Table_20_Heading">Character</text:p>
          </table:table-cell>
          <table:table-cell table:style-name="Table2.A1" office:value-type="string">
            <text:p text:style-name="Table_20_Heading">Description</text:p>
          </table:table-cell>
          <table:table-cell table:style-name="Table2.A1" office:value-type="string">
            <text:p text:style-name="Table_20_Heading">Example</text:p>
          </table:table-cell>
          <table:table-cell table:style-name="Table2.A1" office:value-type="string">
            <text:p text:style-name="Table_20_Heading">Try</text:p>
          </table:table-cell>
        </table:table-row>
        <table:table-row>
          <table:table-cell table:style-name="Table2.A1" office:value-type="string">
            <text:p text:style-name="Table_20_Contents">[]</text:p>
          </table:table-cell>
          <table:table-cell table:style-name="Table2.A1" office:value-type="string">
            <text:p text:style-name="P12">Набор от знаци</text:p>
          </table:table-cell>
          <table:table-cell table:style-name="Table2.A1" office:value-type="string">
            <text:p text:style-name="Table_20_Contents">"[a-m]"</text:p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Table_20_Contents">\</text:p>
          </table:table-cell>
          <table:table-cell table:style-name="Table3.A1" office:value-type="string">
            <text:p text:style-name="P12">Сигнализира<text:span text:style-name="T23"> че</text:span> <text:span text:style-name="T23">следва </text:span>специална последователност (може да се използва и за избягване на специални символи)</text:p>
          </table:table-cell>
          <table:table-cell table:style-name="Table3.A1" office:value-type="string">
            <text:p text:style-name="Table_20_Contents">"\d"</text:p>
          </table:table-cell>
          <table:table-cell table:style-name="Table3.A1" office:value-type="string">
            <text:p text:style-name="P11"/>
          </table:table-cell>
        </table:table-row>
        <table:table-row>
          <table:table-cell table:style-name="Table3.A1" office:value-type="string">
            <text:p text:style-name="Table_20_Contents">.</text:p>
          </table:table-cell>
          <table:table-cell table:style-name="Table3.A1" office:value-type="string">
            <text:p text:style-name="P12"><text:span text:style-name="T23">Какъвто и да е </text:span>знак (с изключение на нов ред)</text:p>
          </table:table-cell>
          <table:table-cell table:style-name="Table3.A1" office:value-type="string">
            <text:p text:style-name="Table_20_Contents">"he..o"</text:p>
          </table:table-cell>
          <table:table-cell table:style-name="Table3.A1" office:value-type="string">
            <text:p text:style-name="P11"/>
          </table:table-cell>
        </table:table-row>
        <table:table-row>
          <table:table-cell table:style-name="Table3.A1" office:value-type="string">
            <text:p text:style-name="Table_20_Contents">^</text:p>
          </table:table-cell>
          <table:table-cell table:style-name="Table3.A1" office:value-type="string">
            <text:p text:style-name="P15">Започва с</text:p>
          </table:table-cell>
          <table:table-cell table:style-name="Table3.A1" office:value-type="string">
            <text:p text:style-name="Table_20_Contents">"^hello"</text:p>
          </table:table-cell>
          <table:table-cell table:style-name="Table3.A1" office:value-type="string">
            <text:p text:style-name="P11"/>
          </table:table-cell>
        </table:table-row>
        <table:table-row>
          <table:table-cell table:style-name="Table3.A1" office:value-type="string">
            <text:p text:style-name="Table_20_Contents">$</text:p>
          </table:table-cell>
          <table:table-cell table:style-name="Table3.A1" office:value-type="string">
            <text:p text:style-name="P15">Завършва с</text:p>
          </table:table-cell>
          <table:table-cell table:style-name="Table3.A1" office:value-type="string">
            <text:p text:style-name="Table_20_Contents">"planet$"</text:p>
          </table:table-cell>
          <table:table-cell table:style-name="Table3.A1" office:value-type="string">
            <text:p text:style-name="P11"/>
          </table:table-cell>
        </table:table-row>
        <table:table-row>
          <table:table-cell table:style-name="Table3.A1" office:value-type="string">
            <text:p text:style-name="Table_20_Contents">*</text:p>
          </table:table-cell>
          <table:table-cell table:style-name="Table3.A1" office:value-type="string">
            <text:p text:style-name="P12">Нула или повече срещания<text:span text:style-name="T24">/събития</text:span></text:p>
          </table:table-cell>
          <table:table-cell table:style-name="Table3.A1" office:value-type="string">
            <text:p text:style-name="Table_20_Contents">"he.*o"</text:p>
          </table:table-cell>
          <table:table-cell table:style-name="Table3.A1" office:value-type="string">
            <text:p text:style-name="P11"/>
          </table:table-cell>
        </table:table-row>
        <table:table-row>
          <table:table-cell table:style-name="Table3.A1" office:value-type="string">
            <text:p text:style-name="Table_20_Contents">+</text:p>
          </table:table-cell>
          <table:table-cell table:style-name="Table3.A1" office:value-type="string">
            <text:p text:style-name="P13"><text:span text:style-name="T24">Едно </text:span>или повече срещания<text:span text:style-name="T24">/събития</text:span></text:p>
          </table:table-cell>
          <table:table-cell table:style-name="Table3.A1" office:value-type="string">
            <text:p text:style-name="Table_20_Contents">"he.+o"</text:p>
          </table:table-cell>
          <table:table-cell table:style-name="Table3.A1" office:value-type="string">
            <text:p text:style-name="P11"/>
          </table:table-cell>
        </table:table-row>
        <table:table-row>
          <table:table-cell table:style-name="Table3.A1" office:value-type="string">
            <text:p text:style-name="Table_20_Contents">?</text:p>
          </table:table-cell>
          <table:table-cell table:style-name="Table3.A1" office:value-type="string">
            <text:p text:style-name="P13">Нула или <text:span text:style-name="T24">едно</text:span> срещания<text:span text:style-name="T24">/събития</text:span></text:p>
          </table:table-cell>
          <table:table-cell table:style-name="Table3.A1" office:value-type="string">
            <text:p text:style-name="Table_20_Contents">"he.?o"</text:p>
          </table:table-cell>
          <table:table-cell table:style-name="Table3.A1" office:value-type="string">
            <text:p text:style-name="P11"/>
          </table:table-cell>
        </table:table-row>
        <table:table-row>
          <table:table-cell table:style-name="Table3.A1" office:value-type="string">
            <text:p text:style-name="Table_20_Contents">{}</text:p>
          </table:table-cell>
          <table:table-cell table:style-name="Table3.A1" office:value-type="string">
            <text:p text:style-name="P12">Точно определения<text:span text:style-name="T24">т</text:span> брой повторения</text:p>
          </table:table-cell>
          <table:table-cell table:style-name="Table3.A1" office:value-type="string">
            <text:p text:style-name="Table_20_Contents">"he.{2}o"</text:p>
          </table:table-cell>
          <table:table-cell table:style-name="Table3.A1" office:value-type="string">
            <text:p text:style-name="P11"/>
          </table:table-cell>
        </table:table-row>
        <table:table-row>
          <table:table-cell table:style-name="Table3.A1" office:value-type="string">
            <text:p text:style-name="Table_20_Contents">|</text:p>
          </table:table-cell>
          <table:table-cell table:style-name="Table3.A1" office:value-type="string">
            <text:p text:style-name="P16">Или единя или другия</text:p>
          </table:table-cell>
          <table:table-cell table:style-name="Table3.A1" office:value-type="string">
            <text:p text:style-name="Table_20_Contents">"falls|stays"</text:p>
          </table:table-cell>
          <table:table-cell table:style-name="Table3.A1" office:value-type="string">
            <text:p text:style-name="P11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Table_20_Contents">()</text:p>
          </table:table-cell>
          <table:table-cell table:style-name="Table4.A1" office:value-type="string">
            <text:p text:style-name="P16">Групиране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</table:table-row>
      </table:table>
      <text:p text:style-name="Horizontal_20_Line"/>
      <text:h text:style-name="Heading_20_2" text:outline-level="2">Special Sequences</text:h>
      <text:p text:style-name="P14">Специална последователност е \<text:span text:style-name="T25"> и</text:span> последвана от един от знаците в списъка по-долу и има специално значение: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9">Символ</text:p>
          </table:table-cell>
          <table:table-cell table:style-name="Table5.A1" office:value-type="string">
            <text:p text:style-name="P19">Описание</text:p>
          </table:table-cell>
          <table:table-cell table:style-name="Table5.A1" office:value-type="string">
            <text:p text:style-name="P19">Пример</text:p>
          </table:table-cell>
          <table:table-cell table:style-name="Table5.A1" office:value-type="string">
            <text:p text:style-name="Table_20_Heading">Try</text:p>
          </table:table-cell>
        </table:table-row>
        <table:table-row>
          <table:table-cell table:style-name="Table5.A1" office:value-type="string">
            <text:p text:style-name="Table_20_Contents">\A</text:p>
          </table:table-cell>
          <table:table-cell table:style-name="Table5.A1" office:value-type="string">
            <text:p text:style-name="P12">Връща съвпадение, ако посочените знаци са в началото на низа</text:p>
          </table:table-cell>
          <table:table-cell table:style-name="Table5.A1" office:value-type="string">
            <text:p text:style-name="Table_20_Contents">"\AThe"</text:p>
          </table:table-cell>
          <table:table-cell table:style-name="Table5.A1" office:value-type="string">
            <text:p text:style-name="P11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Table_20_Contents">\b</text:p>
          </table:table-cell>
          <table:table-cell table:style-name="Table6.A1" office:value-type="string">
            <text:p text:style-name="Table_20_Contents"><text:span text:style-name="T12">Връща съвпадение, при което посочените знаци са в началото или в края на думата</text:span><text:line-break/><text:span text:style-name="T12">("r" в началото гарантира, че низът се третира като "суров низ")</text:span></text:p>
          </table:table-cell>
          <table:table-cell table:style-name="Table6.A1" office:value-type="string">
            <text:p text:style-name="Table_20_Contents">r"\bain"<text:line-break/>r"ain\b"</text:p>
          </table:table-cell>
          <table:table-cell table:style-name="Table6.A1" office:value-type="string">
            <text:p text:style-name="P11"/>
          </table:table-cell>
        </table:table-row>
      </table:table>
      <text:p text:style-name="P2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Table_20_Contents">\B</text:p>
          </table:table-cell>
          <table:table-cell table:style-name="Table7.A1" office:value-type="string">
            <text:p text:style-name="P17"><text:span text:style-name="T12">Връща съвпадение, където посочените знаци присъстват, но НЕ в началото (или в края) на дума</text:span><text:line-break/><text:span text:style-name="T12">("r" в началото гарантира, че низът се третира като "суров низ"</text:span><text:span text:style-name="T14"> -</text:span> "raw string")</text:p>
          </table:table-cell>
          <table:table-cell table:style-name="Table7.A1" office:value-type="string">
            <text:p text:style-name="Table_20_Contents">r"\Bain"<text:line-break/>r"ain\B"</text:p>
          </table:table-cell>
          <table:table-cell table:style-name="Table7.A1" office:value-type="string">
            <text:p text:style-name="P11"/>
          </table:table-cell>
        </table:table-row>
      </table:table>
      <text:p text:style-name="P2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Table_20_Contents">\d</text:p>
          </table:table-cell>
          <table:table-cell table:style-name="Table8.A1" office:value-type="string">
            <text:p text:style-name="P12">Връща съвпадение, където низът съдържа цифри (числа от 0-9)</text:p>
          </table:table-cell>
          <table:table-cell table:style-name="Table8.A1" office:value-type="string">
            <text:p text:style-name="Table_20_Contents">"\d"</text:p>
          </table:table-cell>
          <table:table-cell table:style-name="Table8.A1" office:value-type="string">
            <text:p text:style-name="P11"/>
          </table:table-cell>
        </table:table-row>
        <table:table-row>
          <table:table-cell table:style-name="Table8.A1" office:value-type="string">
            <text:p text:style-name="Table_20_Contents">\D</text:p>
          </table:table-cell>
          <table:table-cell table:style-name="Table8.A1" office:value-type="string">
            <text:p text:style-name="P12">Връща съвпадение, при което низът НЕ съдържа цифри</text:p>
          </table:table-cell>
          <table:table-cell table:style-name="Table8.A1" office:value-type="string">
            <text:p text:style-name="Table_20_Contents">"\D"</text:p>
          </table:table-cell>
          <table:table-cell table:style-name="Table8.A1" office:value-type="string">
            <text:p text:style-name="P11"/>
          </table:table-cell>
        </table:table-row>
        <table:table-row>
          <table:table-cell table:style-name="Table8.A1" office:value-type="string">
            <text:p text:style-name="Table_20_Contents">\s</text:p>
          </table:table-cell>
          <table:table-cell table:style-name="Table8.A1" office:value-type="string">
            <text:p text:style-name="P12">Връща съвпадение, където низът съдържа знак за интервал</text:p>
          </table:table-cell>
          <table:table-cell table:style-name="Table8.A1" office:value-type="string">
            <text:p text:style-name="Table_20_Contents">"\s"</text:p>
          </table:table-cell>
          <table:table-cell table:style-name="Table8.A1" office:value-type="string">
            <text:p text:style-name="P11"/>
          </table:table-cell>
        </table:table-row>
        <table:table-row>
          <table:table-cell table:style-name="Table8.A1" office:value-type="string">
            <text:p text:style-name="Table_20_Contents">\S</text:p>
          </table:table-cell>
          <table:table-cell table:style-name="Table8.A1" office:value-type="string">
            <text:p text:style-name="P12">Връща съвпадение, при което низът НЕ съдържа знак за интервал</text:p>
          </table:table-cell>
          <table:table-cell table:style-name="Table8.A1" office:value-type="string">
            <text:p text:style-name="Table_20_Contents">"\S"</text:p>
          </table:table-cell>
          <table:table-cell table:style-name="Table8.A1" office:value-type="string">
            <text:p text:style-name="P11"/>
          </table:table-cell>
        </table:table-row>
        <table:table-row>
          <table:table-cell table:style-name="Table8.A1" office:value-type="string">
            <text:p text:style-name="Table_20_Contents">\w</text:p>
          </table:table-cell>
          <table:table-cell table:style-name="Table8.A1" office:value-type="string">
            <text:p text:style-name="P12">Връща съвпадение, когато низът съдържа произволни знаци от дума (знаци от a до Z, цифри от 0-9 и знака за долна черта _)</text:p>
          </table:table-cell>
          <table:table-cell table:style-name="Table8.A1" office:value-type="string">
            <text:p text:style-name="Table_20_Contents">"\w"</text:p>
          </table:table-cell>
          <table:table-cell table:style-name="Table8.A1" office:value-type="string">
            <text:p text:style-name="P11"/>
          </table:table-cell>
        </table:table-row>
        <table:table-row>
          <table:table-cell table:style-name="Table8.A1" office:value-type="string">
            <text:p text:style-name="Table_20_Contents">\W</text:p>
          </table:table-cell>
          <table:table-cell table:style-name="Table8.A1" office:value-type="string">
            <text:p text:style-name="Table_20_Contents"><text:span text:style-name="T12">Връща съвпадение, при което низът НЕ съдържа символ</text:span><text:span text:style-name="T15">и</text:span><text:span text:style-name="T12"> </text:span><text:span text:style-name="T15">от</text:span><text:span text:style-name="T12"> дум</text:span><text:span text:style-name="T15">и</text:span></text:p>
          </table:table-cell>
          <table:table-cell table:style-name="Table8.A1" office:value-type="string">
            <text:p text:style-name="Table_20_Contents">"\W"</text:p>
          </table:table-cell>
          <table:table-cell table:style-name="Table8.A1" office:value-type="string">
            <text:p text:style-name="P11"/>
          </table:table-cell>
        </table:table-row>
        <table:table-row>
          <table:table-cell table:style-name="Table8.A1" office:value-type="string">
            <text:p text:style-name="Table_20_Contents">\Z</text:p>
          </table:table-cell>
          <table:table-cell table:style-name="Table8.A1" office:value-type="string">
            <text:p text:style-name="P12">Връща съвпадение, ако посочените знаци са в края на низа</text:p>
          </table:table-cell>
          <table:table-cell table:style-name="Table8.A1" office:value-type="string">
            <text:p text:style-name="Table_20_Contents">"Spain\Z"</text:p>
          </table:table-cell>
          <table:table-cell table:style-name="Table8.A1" office:value-type="string">
            <text:p text:style-name="P11"/>
          </table:table-cell>
        </table:table-row>
      </table:table>
      <text:p text:style-name="Horizontal_20_Line"/>
      <text:h text:style-name="Heading_20_2" text:outline-level="2">Sets</text:h>
      <text:p text:style-name="P22">Set <text:span text:style-name="T12">е набор от знаци в двойка квадратни скоби </text:span><text:span text:style-name="T21">[]</text:span><text:span text:style-name="T12"> със специално значение:</text:span></text:p>
      <table:table table:name="Table9" table:style-name="Table9">
        <table:table-column table:style-name="Table9.A"/>
        <table:table-column table:style-name="Table9.B"/>
        <table:table-column table:style-name="Table9.C"/>
        <text:soft-page-break/>
        <table:table-row>
          <table:table-cell table:style-name="Table9.A1" office:value-type="string">
            <text:p text:style-name="P20">Набор</text:p>
          </table:table-cell>
          <table:table-cell table:style-name="Table9.A1" office:value-type="string">
            <text:p text:style-name="P20">Описание</text:p>
          </table:table-cell>
          <table:table-cell table:style-name="Table9.A1" office:value-type="string">
            <text:p text:style-name="Table_20_Heading">Try</text:p>
          </table:table-cell>
        </table:table-row>
        <table:table-row>
          <table:table-cell table:style-name="Table9.A1" office:value-type="string">
            <text:p text:style-name="Table_20_Contents">[arn]</text:p>
          </table:table-cell>
          <table:table-cell table:style-name="Table9.A1" office:value-type="string">
            <text:p text:style-name="P12">Връща съвпадение, където присъства един от посочените знаци (a, r или n)</text:p>
          </table:table-cell>
          <table:table-cell table:style-name="Table9.A1" office:value-type="string">
            <text:p text:style-name="P11"/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Table_20_Contents">[a-n]</text:p>
          </table:table-cell>
          <table:table-cell table:style-name="Table10.A1" office:value-type="string">
            <text:p text:style-name="Table_20_Contents"><text:span text:style-name="Source_20_Text"><text:span text:style-name="T26">Връща съвпадение за всеки малък буквен знак, по азбучен ред между </text:span></text:span><text:span text:style-name="Source_20_Text"><text:span text:style-name="T21">a</text:span></text:span><text:span text:style-name="Source_20_Text"><text:span text:style-name="T26"> и </text:span></text:span><text:span text:style-name="Source_20_Text"><text:span text:style-name="T21">n</text:span></text:span></text:p>
          </table:table-cell>
          <table:table-cell table:style-name="Table10.A1" office:value-type="string">
            <text:p text:style-name="P11"/>
          </table:table-cell>
        </table:table-row>
        <table:table-row>
          <table:table-cell table:style-name="Table10.A1" office:value-type="string">
            <text:p text:style-name="Table_20_Contents">[^arn]</text:p>
          </table:table-cell>
          <table:table-cell table:style-name="Table10.A1" office:value-type="string">
            <text:p text:style-name="Table_20_Contents"><text:span text:style-name="Source_20_Text"><text:span text:style-name="T26">Връща съвпадение за всеки знак ОСВЕН</text:span></text:span><text:span text:style-name="Source_20_Text"><text:span text:style-name="T27"> за</text:span></text:span><text:span text:style-name="Source_20_Text"><text:span text:style-name="T26"> </text:span></text:span><text:span text:style-name="Source_20_Text"><text:span text:style-name="T12">a, r </text:span></text:span><text:span text:style-name="Source_20_Text"><text:span text:style-name="T26">и</text:span></text:span><text:span text:style-name="Source_20_Text"><text:span text:style-name="T12"> n</text:span></text:span></text:p>
          </table:table-cell>
          <table:table-cell table:style-name="Table10.A1" office:value-type="string">
            <text:p text:style-name="P11"/>
          </table:table-cell>
        </table:table-row>
        <table:table-row>
          <table:table-cell table:style-name="Table10.A1" office:value-type="string">
            <text:p text:style-name="Table_20_Contents">[0123]</text:p>
          </table:table-cell>
          <table:table-cell table:style-name="Table10.A1" office:value-type="string">
            <text:p text:style-name="Table_20_Contents"><text:span text:style-name="T12">Връща съвпадение, където </text:span><text:span text:style-name="T16">има </text:span><text:span text:style-name="T12">някоя от посочените цифри</text:span> (<text:span text:style-name="Source_20_Text">0</text:span>, <text:span text:style-name="Source_20_Text">1</text:span>, <text:span text:style-name="Source_20_Text">2</text:span> <text:span text:style-name="T28">или</text:span> <text:span text:style-name="Source_20_Text">3</text:span>)</text:p>
          </table:table-cell>
          <table:table-cell table:style-name="Table10.A1" office:value-type="string">
            <text:p text:style-name="P11"/>
          </table:table-cell>
        </table:table-row>
        <table:table-row>
          <table:table-cell table:style-name="Table10.A1" office:value-type="string">
            <text:p text:style-name="Table_20_Contents">[0-9]</text:p>
          </table:table-cell>
          <table:table-cell table:style-name="Table10.A1" office:value-type="string">
            <text:p text:style-name="Table_20_Contents"><text:span text:style-name="Source_20_Text"><text:span text:style-name="T26">Връща съвпадение за всяка цифра между </text:span></text:span><text:span text:style-name="Source_20_Text"><text:span text:style-name="T12">0 </text:span></text:span><text:span text:style-name="Source_20_Text"><text:span text:style-name="T26">и</text:span></text:span><text:span text:style-name="Source_20_Text"><text:span text:style-name="T12"> 9</text:span></text:span></text:p>
          </table:table-cell>
          <table:table-cell table:style-name="Table10.A1" office:value-type="string">
            <text:p text:style-name="P11"/>
          </table:table-cell>
        </table:table-row>
        <table:table-row>
          <table:table-cell table:style-name="Table10.A1" office:value-type="string">
            <text:p text:style-name="Table_20_Contents">[0-5][0-9]</text:p>
          </table:table-cell>
          <table:table-cell table:style-name="Table10.A1" office:value-type="string">
            <text:p text:style-name="Table_20_Contents"><text:span text:style-name="T12">Връща съвпадение за всякакви двуцифрени числа от</text:span> <text:span text:style-name="Source_20_Text">00</text:span> <text:span text:style-name="T29">и</text:span> <text:span text:style-name="Source_20_Text">59</text:span></text:p>
          </table:table-cell>
          <table:table-cell table:style-name="Table10.A1" office:value-type="string">
            <text:p text:style-name="P11"/>
          </table:table-cell>
        </table:table-row>
        <table:table-row>
          <table:table-cell table:style-name="Table10.A1" office:value-type="string">
            <text:p text:style-name="Table_20_Contents">[a-zA-Z]</text:p>
          </table:table-cell>
          <table:table-cell table:style-name="Table10.A1" office:value-type="string">
            <text:p text:style-name="P12">Връща съвпадение за всеки знак по азбучен ред между <text:span text:style-name="T20">a</text:span> и <text:span text:style-name="T20">z</text:span>, малки ИЛИ главни букви</text:p>
          </table:table-cell>
          <table:table-cell table:style-name="Table10.A1" office:value-type="string">
            <text:p text:style-name="P11"/>
          </table:table-cell>
        </table:table-row>
        <table:table-row>
          <table:table-cell table:style-name="Table10.A1" office:value-type="string">
            <text:p text:style-name="Table_20_Contents">[+]</text:p>
          </table:table-cell>
          <table:table-cell table:style-name="Table10.A1" office:value-type="string">
            <text:p text:style-name="P12">В набори +, *, ., |, (), $,{} няма специално значение, така че [+] означава: връща съвпадение за всеки знак + в низа</text:p>
          </table:table-cell>
          <table:table-cell table:style-name="Table10.A1" office:value-type="string">
            <text:p text:style-name="P11"/>
          </table:table-cell>
        </table:table-row>
      </table:table>
      <text:p text:style-name="Horizontal_20_Line"/>
      <text:h text:style-name="P2" text:outline-level="2">The findall() Function<text:span text:style-name="T29"> - функция findall()</text:span></text:h>
      <text:p text:style-name="Text_20_body"><text:span text:style-name="T29">Функцията</text:span> <text:span text:style-name="Source_20_Text">findall()</text:span> <text:span text:style-name="T12">връща списък, съдържащ всички съвпадения.</text:span></text:p>
      <text:h text:style-name="Heading_20_3" text:outline-level="3">Example</text:h>
      <text:p text:style-name="Text_20_body"><text:span text:style-name="T29">Принт на лист с всички съвпадения</text:span>:</text:p>
      <text:p text:style-name="P10"><text:span text:style-name="T1">import</text:span> re<text:line-break/>txt = <text:span text:style-name="T2">"The rain in Spain"</text:span><text:line-break/>x = re.findall(<text:span text:style-name="T2">"ai"</text:span>, txt)<text:line-break/><text:span text:style-name="T1">print</text:span>(x) </text:p>
      <text:p text:style-name="P23"><text:span text:style-name="T30">#резултатът е: </text:span>['ai', 'ai'] </text:p>
      <text:p text:style-name="P14">Списъкът съдържа съвпаденията в реда, в който са намерени.</text:p>
      <text:p text:style-name="P14">Ако не бъдат намерени съвпадения, се връща <text:span text:style-name="T31">празен</text:span> списък:</text:p>
      <text:h text:style-name="Heading_20_3" text:outline-level="3">Example</text:h>
      <text:p text:style-name="P14">Връща празен списък, ако <text:span text:style-name="T31">не</text:span> е намерено съвпадение:</text:p>
      <text:p text:style-name="P9"><text:span text:style-name="T1">import</text:span> re<text:line-break/>txt = <text:span text:style-name="T2">"The rain in Spain"</text:span><text:line-break/>x = re.findall(<text:span text:style-name="T2">"Portugal"</text:span>, txt)<text:line-break/><text:span text:style-name="T1">print</text:span>(x) </text:p>
      <text:p text:style-name="Horizontal_20_Line"/>
      <text:h text:style-name="P3" text:outline-level="2">The search() Function<text:span text:style-name="T30"> - функция search()</text:span></text:h>
      <text:p text:style-name="P4"><text:span text:style-name="T30">Функцията</text:span> <text:span text:style-name="Source_20_Text">search()</text:span> <text:span text:style-name="T12">търси съвпадение в низа и връща</text:span> <text:a xlink:type="simple" xlink:href="https://www.w3schools.com/python/python_regex.asp#matchobject" text:style-name="Internet_20_link" text:visited-style-name="Visited_20_Internet_20_Link">Match object</text:a> <text:span text:style-name="T30">с</text:span><text:span text:style-name="T12">ъвпадение на обект, ако има съвпадение.</text:span></text:p>
      <text:p text:style-name="P14">Ако има повече от едно съвпадение, ще бъде върнато само първото срещане на съвпадението:</text:p>
      <text:h text:style-name="Heading_20_3" text:outline-level="3"><text:soft-page-break/>Example</text:h>
      <text:p text:style-name="P14">Потърсете първия празен знак в низа:</text:p>
      <text:p text:style-name="P10"><text:span text:style-name="T1">import</text:span> re<text:line-break/>txt = <text:span text:style-name="T2">"The rain in Spain"</text:span><text:line-break/>x = re.search(<text:span text:style-name="T2">"\s"</text:span>, txt)<text:line-break/><text:span text:style-name="T1">print</text:span>(<text:span text:style-name="T2">"The first white-space character is located in position:"</text:span>, x.start()) </text:p>
      <text:p text:style-name="Text_20_body"><text:span text:style-name="T30">Ако няма съвпадение, връща се </text:span><text:span text:style-name="Source_20_Text">None</text:span>:</text:p>
      <text:h text:style-name="Heading_20_3" text:outline-level="3">Example</text:h>
      <text:p text:style-name="P14">Направете търсене, <text:span text:style-name="T30">където няма</text:span> съвпадение:</text:p>
      <text:p text:style-name="P9"><text:span text:style-name="T1">import</text:span> re<text:line-break/>txt = <text:span text:style-name="T2">"The rain in Spain"</text:span><text:line-break/>x = re.search(<text:span text:style-name="T2">"Portugal"</text:span>, txt)<text:line-break/><text:span text:style-name="T1">print</text:span>(x) </text:p>
      <text:p text:style-name="Horizontal_20_Line"/>
      <text:h text:style-name="P3" text:outline-level="2">The split() Function<text:span text:style-name="T30"> - функция split()</text:span></text:h>
      <text:p text:style-name="Text_20_body"><text:span text:style-name="T30">Функцията</text:span> <text:span text:style-name="Source_20_Text">split()</text:span> <text:span text:style-name="T12">връща списък, където низът е бил разделен при всяко съвпадение:</text:span></text:p>
      <text:h text:style-name="Heading_20_3" text:outline-level="3">Example</text:h>
      <text:p text:style-name="P14">Разделяне на всеки празен знак:</text:p>
      <text:p text:style-name="P10"><text:span text:style-name="T1">import</text:span> re<text:line-break/>txt = <text:span text:style-name="T2">"The rain in Spain"</text:span><text:line-break/>x = re.split(<text:span text:style-name="T2">"\s"</text:span>, txt)<text:line-break/><text:span text:style-name="T1">print</text:span>(x) </text:p>
      <text:p text:style-name="P10"><text:span text:style-name="T34">#резултатът е: </text:span><text:span text:style-name="T33">['The', 'rain', 'in', 'Spain']</text:span> </text:p>
      <text:p text:style-name="Text_20_body"><text:span text:style-name="T12">Можете да контролирате броя на срещанията, като посочите</text:span><text:span text:style-name="T17"> параметъра </text:span><text:span text:style-name="Source_20_Text">maxsplit</text:span>:</text:p>
      <text:h text:style-name="Heading_20_3" text:outline-level="3">Example</text:h>
      <text:p text:style-name="P14">Разделете низа само при първото срещане:</text:p>
      <text:p text:style-name="P9"><text:span text:style-name="T1">import</text:span> re<text:line-break/>txt = <text:span text:style-name="T2">"The rain in Spain"</text:span><text:line-break/>x = re.split(<text:span text:style-name="T2">"\s"</text:span>, txt, <text:span text:style-name="T3">1</text:span>)<text:line-break/><text:span text:style-name="T1">print</text:span>(x) </text:p>
      <text:p text:style-name="Horizontal_20_Line"/>
      <text:h text:style-name="P5" text:outline-level="2">The sub() Function<text:span text:style-name="T32"> - функция</text:span><text:span text:style-name="T35"> </text:span><text:span text:style-name="T32">sub()</text:span></text:h>
      <text:p text:style-name="Text_20_body"><text:span text:style-name="T35">Фунцията</text:span> <text:span text:style-name="Source_20_Text">sub()</text:span> <text:span text:style-name="T12">замества съвпаденията с текст по ваш избор:</text:span></text:p>
      <text:h text:style-name="Heading_20_3" text:outline-level="3"><text:soft-page-break/>Example</text:h>
      <text:p text:style-name="P14">Заменете всеки празен знак с числото 9:</text:p>
      <text:p text:style-name="P27"><text:span text:style-name="T1">import</text:span> re<text:line-break/>txt = <text:span text:style-name="T2">"The rain in Spain"</text:span><text:line-break/>x = re.sub(<text:span text:style-name="T2">"\s"</text:span>, <text:span text:style-name="T2">"9"</text:span>, txt)<text:line-break/><text:span text:style-name="T1">print</text:span>(x) </text:p>
      <text:p text:style-name="P26">Можете да контролирате броя на заместванията, като посочите параметъра за броене:</text:p>
      <text:h text:style-name="Heading_20_3" text:outline-level="3">Example</text:h>
      <text:p text:style-name="Text_20_body">Replace the first 2 occurrences:</text:p>
      <text:p text:style-name="P9"><text:span text:style-name="T1">import</text:span> re<text:line-break/>txt = <text:span text:style-name="T2">"The rain in Spain"</text:span><text:line-break/>x = re.sub(<text:span text:style-name="T2">"\s"</text:span>, <text:span text:style-name="T2">"9"</text:span>, txt, <text:span text:style-name="T3">2</text:span>)<text:line-break/><text:span text:style-name="T1">print</text:span>(x) </text:p>
      <text:p text:style-name="Horizontal_20_Line"/>
      <text:h text:style-name="P24" text:outline-level="2">Match Object<text:span text:style-name="T35"> - обект за <text:s/>съвпадение</text:span></text:h>
      <text:p text:style-name="P14">Обектът за съвпадение е обект, съдържащ информация за търсенето и резултата.</text:p>
      <text:p text:style-name="P14"><text:span text:style-name="T41">Забележка</text:span><text:span text:style-name="T42">:</text:span> Ако няма съвпадение, ще бъде върната стойността <text:span text:style-name="T20">None</text:span> вместо обекта за съвпадение.</text:p>
      <text:h text:style-name="Heading_20_3" text:outline-level="3">Example</text:h>
      <text:p text:style-name="P14">Извършете търсене, което ще върне обект за съвпадение:</text:p>
      <text:p text:style-name="P28"><text:span text:style-name="T1">import</text:span><text:span text:style-name="T7"> re<text:line-break/>txt = </text:span><text:span text:style-name="T2">"The rain in Spain"</text:span><text:span text:style-name="T7"><text:line-break/>x = re.search(</text:span><text:span text:style-name="T2">"ai"</text:span><text:span text:style-name="T7">, txt)<text:line-break/></text:span><text:span text:style-name="T1">print</text:span><text:span text:style-name="T7">(x)</text:span><text:span text:style-name="T8"> <text:s text:c="2"/></text:span><text:span text:style-name="T7"><text:s/></text:span><text:span text:style-name="T4">#</text:span><text:span text:style-name="T5">това ще отпечата обект</text:span><text:span text:style-name="T6">, а именно</text:span><text:span text:style-name="T4"> </text:span><text:span text:style-name="T43">&lt;_sre.SRE_Match object; span=(5, 7), match='ai'&gt; </text:span></text:p>
      <text:p text:style-name="P14">Обектът Match има свойства и методи, използвани за извличане на информация за търсенето и резултата:</text:p>
      <text:p text:style-name="P29"><text:span text:style-name="Source_20_Text">.span()</text:span> <text:span text:style-name="T47">връща</text:span> tuple<text:span text:style-name="T47">(</text:span><text:span text:style-name="T12">кортеж</text:span><text:span text:style-name="T18">)</text:span><text:span text:style-name="T12">, съдържащ началната и крайната позиция на съвпадението</text:span><text:line-break/><text:span text:style-name="Source_20_Text">.string</text:span> <text:span text:style-name="T47">връща</text:span> string<text:span text:style-name="T47">(низ)</text:span> <text:span text:style-name="T12">предаден на функцията</text:span><text:line-break/><text:span text:style-name="Source_20_Text">.group()</text:span> <text:span text:style-name="T47">връща част от</text:span> string<text:span text:style-name="T47">(низ)</text:span> <text:span text:style-name="T47">където е имало съвпадения</text:span></text:p>
      <text:h text:style-name="Heading_20_3" text:outline-level="3">Example</text:h>
      <text:p text:style-name="P14">Отпечатайте позицията (начална и крайна позиция) на първото съвпадение.</text:p>
      <text:p text:style-name="Text_20_body"><text:span text:style-name="T12">Регулярният израз търси всички думи, които започват с главни букви</text:span> "S":</text:p>
      <text:p text:style-name="Text_20_body"><text:span text:style-name="T1">import</text:span><text:span text:style-name="T7"> re<text:line-break/>txt = </text:span><text:span text:style-name="T2">"The rain in Spain"</text:span><text:span text:style-name="T7"><text:line-break/></text:span><text:soft-page-break/><text:span text:style-name="T7">x = re.search(r</text:span><text:span text:style-name="T2">"\bS\w+"</text:span><text:span text:style-name="T7">, txt)<text:line-break/></text:span><text:span text:style-name="T1">print</text:span><text:span text:style-name="T7">(</text:span><text:span text:style-name="Strong_20_Emphasis"><text:span text:style-name="T7">x.span()</text:span></text:span><text:span text:style-name="T7">) </text:span></text:p>
      <text:h text:style-name="Heading_20_3" text:outline-level="3">Example</text:h>
      <text:p text:style-name="P29"><text:span text:style-name="T47">Отпечатайте</text:span> string<text:span text:style-name="T47">(низ)</text:span> <text:span text:style-name="T12">предаден на функцията</text:span>:</text:p>
      <text:p text:style-name="P32"><text:span text:style-name="T1">import</text:span><text:span text:style-name="T7"> re<text:line-break/>txt = </text:span><text:span text:style-name="T2">"The rain in Spain"</text:span><text:span text:style-name="T7"><text:line-break/>x = re.search(r</text:span><text:span text:style-name="T2">"\bS\w+"</text:span><text:span text:style-name="T7">, txt)</text:span></text:p>
      <text:p text:style-name="P31"><text:span text:style-name="T1">print</text:span><text:span text:style-name="T7">(</text:span><text:span text:style-name="Strong_20_Emphasis"><text:span text:style-name="T7">x.string</text:span></text:span><text:span text:style-name="T7">) </text:span></text:p>
      <text:p text:style-name="P30">#<text:span text:style-name="T47"> с</text:span>войството string връща търсения низ:<text:span text:style-name="T48"> <text:s/></text:span>The rain in Spain </text:p>
      <text:h text:style-name="Heading_20_3" text:outline-level="3">Example</text:h>
      <text:p text:style-name="P14">Отпечатайте частта от низа, където има съвпадение.</text:p>
      <text:p text:style-name="P14">Регулярният израз търси всички думи, които започват с главна буква "S":</text:p>
      <text:p text:style-name="P31"><text:span text:style-name="T1">import</text:span><text:span text:style-name="T7"> re<text:line-break/></text:span><text:span text:style-name="T44">#</text:span><text:span text:style-name="T46"> </text:span><text:span text:style-name="T44">Потърсете знак с главна буква "S" в началото на думата и отпечатайте думата:</text:span><text:span text:style-name="T7"><text:line-break/>txt = </text:span><text:span text:style-name="T2">"The rain in Spain"</text:span><text:span text:style-name="T7"><text:line-break/>x = re.search(r</text:span><text:span text:style-name="T2">"\bS\w+"</text:span><text:span text:style-name="T7">, txt)<text:line-break/></text:span><text:span text:style-name="T1">print</text:span><text:span text:style-name="T7">(</text:span><text:span text:style-name="Strong_20_Emphasis"><text:span text:style-name="T7">x.group()</text:span></text:span><text:span text:style-name="T7">) </text:span></text:p>
      <text:p text:style-name="P31"><text:span text:style-name="T44">#</text:span><text:span text:style-name="T46">Резултат: Spain </text:span></text:p>
      <text:p text:style-name="P14"><text:span text:style-name="T42">Забележка:</text:span> Ако няма съвпадение, ще бъде върната стойността <text:span text:style-name="T20">None</text:span> вместо обекта за съвпадение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5T20:47:50.098902870</meta:creation-date>
    <dc:date>2023-02-06T23:44:39.801990623</dc:date>
    <meta:editing-duration>PT26M33S</meta:editing-duration>
    <meta:editing-cycles>5</meta:editing-cycles>
    <meta:generator>LibreOffice/7.3.7.2$Linux_X86_64 LibreOffice_project/30$Build-2</meta:generator>
    <meta:document-statistic meta:table-count="10" meta:image-count="0" meta:object-count="0" meta:page-count="6" meta:paragraph-count="182" meta:word-count="1096" meta:character-count="6708" meta:non-whitespace-character-count="5768"/>
  </office:meta>
</office:document-meta>
</file>